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2.986cm" table:align="left"/>
    </style:style>
    <style:style style:name="Table3.A" style:family="table-column">
      <style:table-column-properties style:column-width="1.834cm"/>
    </style:style>
    <style:style style:name="Table3.B" style:family="table-column">
      <style:table-column-properties style:column-width="11.15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118cm" table:align="left"/>
    </style:style>
    <style:style style:name="Table4.A" style:family="table-column">
      <style:table-column-properties style:column-width="3.42cm"/>
    </style:style>
    <style:style style:name="Table4.B" style:family="table-column">
      <style:table-column-properties style:column-width="12.698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List_20_Heading">
      <style:text-properties officeooo:paragraph-rsid="00177981"/>
    </style:style>
    <style:style style:name="P2" style:family="paragraph" style:parent-style-name="List_20_Heading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Heading">
      <style:paragraph-properties fo:margin-top="0cm" fo:margin-bottom="0.499cm" loext:contextual-spacing="false"/>
    </style:style>
    <style:style style:name="P5" style:family="paragraph" style:parent-style-name="Heading_20_2">
      <style:paragraph-properties fo:break-before="page"/>
      <style:text-properties officeooo:rsid="001086ef" officeooo:paragraph-rsid="001086ef"/>
    </style:style>
    <style:style style:name="P6" style:family="paragraph" style:parent-style-name="Preformatted_20_Text">
      <style:text-properties officeooo:rsid="001086ef" officeooo:paragraph-rsid="00177981"/>
    </style:style>
    <style:style style:name="P7" style:family="paragraph" style:parent-style-name="Heading_20_3">
      <style:text-properties officeooo:rsid="001086ef" officeooo:paragraph-rsid="001517db"/>
    </style:style>
    <style:style style:name="P8" style:family="paragraph" style:parent-style-name="Text_20_body">
      <style:text-properties officeooo:rsid="001086ef" officeooo:paragraph-rsid="001086ef"/>
    </style:style>
    <style:style style:name="P9" style:family="paragraph" style:parent-style-name="Text_20_body">
      <style:text-properties officeooo:rsid="001086ef" officeooo:paragraph-rsid="00164470"/>
    </style:style>
    <style:style style:name="P10" style:family="paragraph" style:parent-style-name="Text_20_body">
      <style:text-properties officeooo:rsid="001086ef" officeooo:paragraph-rsid="001517db"/>
    </style:style>
    <style:style style:name="P11" style:family="paragraph" style:parent-style-name="Text_20_body">
      <style:text-properties officeooo:rsid="001086ef" officeooo:paragraph-rsid="00177981"/>
    </style:style>
    <style:style style:name="P12" style:family="paragraph" style:parent-style-name="List_20_Contents">
      <style:text-properties officeooo:paragraph-rsid="00177981"/>
    </style:style>
    <style:style style:name="P13" style:family="paragraph" style:parent-style-name="Heading_20_1">
      <style:paragraph-properties fo:text-align="center" style:justify-single-word="false" fo:break-before="page"/>
      <style:text-properties officeooo:rsid="001086ef" officeooo:paragraph-rsid="001517db"/>
    </style:style>
    <style:style style:name="T1" style:family="text">
      <style:text-properties officeooo:rsid="001086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Source_20_Text">Python RegEx</text:span></text:h>
      <text:p text:style-name="P9"><text:span text:style-name="Source_20_Text">Regular expressions (called REs, or regexes, or regex patterns) are essentially a tiny, highly specialized programming language embedded inside Python .</text:span></text:p>
      <text:p text:style-name="P9"><text:span text:style-name="Source_20_Text">Using this little language, you specify the rules for the set of possible strings that you want to match</text:span></text:p>
      <text:p text:style-name="P10"><text:span text:style-name="Source_20_Text">Python has a built-in package called re, which can be used to work with Regular Expressions.</text:span></text:p>
      <text:p text:style-name="P10"><text:span text:style-name="Source_20_Text"/></text:p>
      <text:p text:style-name="P10"><text:span text:style-name="Source_20_Text">Regular expression patterns are compiled into a series of bytecodes which are then executed by a matching engine written in C.</text:span></text:p>
      <text:p text:style-name="P10"><text:span text:style-name="Source_20_Text"/></text:p>
      <text:p text:style-name="P10"><text:span text:style-name="Source_20_Text">The regular expression language is relatively small and restricted, so not all possible string processing tasks can be done using regular expressions.</text:span></text:p>
      <text:p text:style-name="P10"><text:span text:style-name="Source_20_Text"/></text:p>
      <text:h text:style-name="P7" text:outline-level="3"><text:span text:style-name="Source_20_Text">Matching Characters</text:span></text:h>
      <text:p text:style-name="P11"><text:span text:style-name="Emphasis">metacharacters</text:span><text:span text:style-name="Source_20_Text">, and don’t match themselves.</text:span></text:p>
      <text:p text:style-name="P6"><text:span text:style-name="Source_20_Text">. ^ $ * + ? { } [ ] \ | ( )</text:span></text:p>
      <text:p text:style-name="P11"><text:span text:style-name="Source_20_Text"><text:s/></text:span></text:p>
      <text:p text:style-name="P1"><text:span text:style-name="Source_20_Text"><text:span text:style-name="T1">\d - </text:span></text:span>Matches any decimal digit; this is equivalent to the class <text:span text:style-name="Source_20_Text">[0-9]</text:span>.</text:p>
      <text:p text:style-name="P12"/>
      <text:p text:style-name="P2"><text:span text:style-name="Source_20_Text">\D - </text:span>Matches any non-digit character; this is equivalent to the class <text:span text:style-name="Source_20_Text">[^0-9]</text:span>.</text:p>
      <text:p text:style-name="P2"><text:span text:style-name="Source_20_Text">\s - </text:span>Matches any whitespace character; this is equivalent to the class <text:span text:style-name="Source_20_Text">[ \t\n\r\f\v]</text:span>.</text:p>
      <text:p text:style-name="P2"><text:span text:style-name="Source_20_Text">\S - </text:span>Matches any non-whitespace character; this is equivalent to the class <text:span text:style-name="Source_20_Text">[^ \t\n\r\f\v]</text:span>.</text:p>
      <text:p text:style-name="P2"><text:span text:style-name="Source_20_Text">\w - </text:span>Matches any alphanumeric character; this is equivalent to the class <text:span text:style-name="Source_20_Text">[a-zA-Z0-9_]</text:span>.</text:p>
      <text:p text:style-name="P2"><text:span text:style-name="Source_20_Text">\W - </text:span>Matches any non-alphanumeric character; this is equivalent to the class <text:span text:style-name="Source_20_Text">[^a-zA-Z0-9_]</text:span>.</text:p>
      <text:p text:style-name="P11"><text:span text:style-name="Source_20_Text"/></text:p>
      <text:p text:style-name="P8"/>
      <text:h text:style-name="P5" text:outline-level="2">RegEx Functions</text:h>
      <text:p text:style-name="Text_20_body">The <text:span text:style-name="Source_20_Text">re</text:span> module offers a set of functions that allows us to search a string for a match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Function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python/python_regex.asp#findall" text:style-name="Internet_20_link" text:visited-style-name="Visited_20_Internet_20_Link">findall</text:a></text:p>
          </table:table-cell>
          <table:table-cell table:style-name="Table3.A1" office:value-type="string">
            <text:p text:style-name="Table_20_Contents">Returns a list containing all matches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python/python_regex.asp#search" text:style-name="Internet_20_link" text:visited-style-name="Visited_20_Internet_20_Link">search</text:a></text:p>
          </table:table-cell>
          <table:table-cell table:style-name="Table3.A1" office:value-type="string">
            <text:p text:style-name="Table_20_Contents">Returns a <text:a xlink:type="simple" xlink:href="https://www.w3schools.com/python/python_regex.asp#matchobject" text:style-name="Internet_20_link" text:visited-style-name="Visited_20_Internet_20_Link">Match object</text:a> if there is a match anywhere in the string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python/python_regex.asp#split" text:style-name="Internet_20_link" text:visited-style-name="Visited_20_Internet_20_Link">split</text:a></text:p>
          </table:table-cell>
          <table:table-cell table:style-name="Table3.A1" office:value-type="string">
            <text:p text:style-name="Table_20_Contents">Returns a list where the string has been split at each match </text:p>
          </table:table-cell>
        </table:table-row>
        <table:table-row>
          <table:table-cell table:style-name="Table3.A1" office:value-type="string">
            <text:p text:style-name="Table_20_Contents"><text:a xlink:type="simple" xlink:href="https://www.w3schools.com/python/python_regex.asp#sub" text:style-name="Internet_20_link" text:visited-style-name="Visited_20_Internet_20_Link">sub</text:a></text:p>
          </table:table-cell>
          <table:table-cell table:style-name="Table3.A1" office:value-type="string">
            <text:p text:style-name="Table_20_Contents">Replaces one or many matches with a string</text:p>
          </table:table-cell>
        </table:table-row>
      </table:table>
      <text:p text:style-name="Horizontal_20_Line"/>
      <text:p text:style-name="P8"/>
      <text:p text:style-name="P8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Method/Attribute</text:p>
            </table:table-cell>
            <table:table-cell table:style-name="Table4.A1" office:value-type="string">
              <text:p text:style-name="P4">Purpose</text:p>
            </table:table-cell>
          </table:table-row>
        </table:table-header-rows>
        <table:table-row>
          <table:table-cell table:style-name="Table4.A1" office:value-type="string">
            <text:p text:style-name="P3"><text:span text:style-name="Source_20_Text">match()</text:span></text:p>
          </table:table-cell>
          <table:table-cell table:style-name="Table4.A1" office:value-type="string">
            <text:p text:style-name="P3">Determine if the RE matches at the beginning of the string.</text:p>
          </table:table-cell>
        </table:table-row>
        <table:table-row>
          <table:table-cell table:style-name="Table4.A1" office:value-type="string">
            <text:p text:style-name="P3"><text:span text:style-name="Source_20_Text">search()</text:span></text:p>
          </table:table-cell>
          <table:table-cell table:style-name="Table4.A1" office:value-type="string">
            <text:p text:style-name="P3">Scan through a string, looking for any location where this RE matches.</text:p>
          </table:table-cell>
        </table:table-row>
        <table:table-row>
          <table:table-cell table:style-name="Table4.A1" office:value-type="string">
            <text:p text:style-name="P3"><text:span text:style-name="Source_20_Text">findall()</text:span></text:p>
          </table:table-cell>
          <table:table-cell table:style-name="Table4.A1" office:value-type="string">
            <text:p text:style-name="P3">Find all substrings where the RE matches, and returns them as a list.</text:p>
          </table:table-cell>
        </table:table-row>
        <table:table-row>
          <table:table-cell table:style-name="Table4.A1" office:value-type="string">
            <text:p text:style-name="P3"><text:span text:style-name="Source_20_Text">finditer()</text:span></text:p>
          </table:table-cell>
          <table:table-cell table:style-name="Table4.A1" office:value-type="string">
            <text:p text:style-name="P3">Find all substrings where the RE matches, and returns them as an <text:a xlink:type="simple" xlink:href="https://docs.python.org/3/glossary.html#term-iterator" text:style-name="Internet_20_link" text:visited-style-name="Visited_20_Internet_20_Link">iterator</text:a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9:59:51.643110076</meta:creation-date>
    <dc:date>2020-04-02T20:00:18.510054901</dc:date>
    <meta:editing-duration>PT28S</meta:editing-duration>
    <meta:editing-cycles>1</meta:editing-cycles>
    <meta:document-statistic meta:table-count="2" meta:image-count="0" meta:object-count="0" meta:page-count="2" meta:paragraph-count="38" meta:word-count="322" meta:character-count="1900" meta:non-whitespace-character-count="1613"/>
    <meta:generator>LibreOffice/6.0.7.3$Linux_X86_64 LibreOffice_project/00m0$Build-3</meta:generator>
  </office:meta>
</office:document-meta>
</file>